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PredicateCustomerID.check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PredicateCustomerID.FilterPredicateCustomerID( FilterOperationHint filterOperation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